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e6fc" officeooo:paragraph-rsid="0021e6fc"/>
    </style:style>
    <style:style style:name="P2" style:family="paragraph" style:parent-style-name="Standard">
      <style:text-properties officeooo:rsid="002289e2" officeooo:paragraph-rsid="002289e2"/>
    </style:style>
    <style:style style:name="P3" style:family="paragraph" style:parent-style-name="Standard">
      <style:text-properties officeooo:rsid="0023d9bc" officeooo:paragraph-rsid="0023d9bc"/>
    </style:style>
    <style:style style:name="T1" style:family="text">
      <style:text-properties officeooo:rsid="0023d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ying</text:p>
      <text:p text:style-name="P1"/>
      <text:p text:style-name="P1">welcome back, in this video we are going to cover copying elements from one range to another. Usually this is used to copy to a container, but you can copy to any output iterator. </text:p>
      <text:p text:style-name="P1"/>
      <text:p text:style-name="P1">Lets get started by looking at the different copy functions we have available to use. </text:p>
      <text:p text:style-name="P1"/>
      <text:p text:style-name="P2">First we have the standard copy and copy if, as you can see the copy_if takes in a unary predicate. </text:p>
      <text:p text:style-name="P2"/>
      <text:p text:style-name="P2">Next we have copy_n, copy_backward, and reverse_copy. Each of these behave differently. </text:p>
      <text:p text:style-name="P2"/>
      <text:p text:style-name="P2">Std::copy copies all elements from the source to the destination. It is assumed that there is enough memory already allocated to perform the copy. It wont use push_back or dynamically allocate memory duing the copy by default. Std::copy_if copies all of the elements from the source that meet the predicate requirements. The behavior of all of these copies is undefined if the source overlaps with the destination. </text:p>
      <text:p text:style-name="P2"/>
      <text:p text:style-name="P2">Std:copy_n copies exactly n values starting at first, and ending at first+n to the destination. N must be a positive integer. Std::copy_backward copies the elements from the source to the destination but starts with the last element. It needs to be understood that copy_backward will not reverse the order of the copied elements, it just fills the destination from the nth position, and works its way back to position 0. I have put in a small code sample showing how it is possibly implemented. </text:p>
      <text:p text:style-name="P2"/>
      <text:p text:style-name="P2">If you want to reverse the order of the elements, you can use the std::reverse_copy, just be sure you don’t confuse it with copy_backward which we just discussed. Lets take a look at some example code</text:p>
      <text:p text:style-name="P2"/>
      <text:p text:style-name="P2">&lt;<text:span text:style-name="T1">copy.cpp&gt;</text:span></text:p>
      <text:p text:style-name="P2"/>
      <text:p text:style-name="P3">In the next video, we will cover moving. Thanks for watch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23:55.652530357</meta:creation-date>
    <dc:date>2019-02-26T21:38:44.057232128</dc:date>
    <meta:editing-duration>PT2H59M4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81" meta:character-count="1642" meta:non-whitespace-character-count="1365"/>
  </office:meta>
</office:document-meta>
</file>